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50e"/>
    </style:style>
    <style:style style:name="ce3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" office:value-type="string">
            <text:p>Constant current LED driver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Vss</text:p>
          </table:table-cell>
          <table:table-cell office:value-type="float" office:value="9">
            <text:p>9</text:p>
          </table:table-cell>
          <table:table-cell office:value-type="string">
            <text:p>V</text:p>
          </table:table-cell>
          <table:table-cell office:value-type="string">
            <text:p>Supply voltage from DC/D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0.02">
            <text:p>0.02</text:p>
          </table:table-cell>
          <table:table-cell office:value-type="string">
            <text:p>A</text:p>
          </table:table-cell>
          <table:table-cell table:number-columns-repeated="4"/>
          <table:table-cell table:style-name="ce2" table:formula="of:=[.I8]/[.I7]" office:value-type="float" office:value="0.0192072282133489">
            <text:p>0.0192072282133489</text:p>
          </table:table-cell>
        </table:table-row>
        <table:table-row table:style-name="ro1">
          <table:table-cell/>
          <table:table-cell office:value-type="string">
            <text:p>Re</text:p>
          </table:table-cell>
          <table:table-cell office:value-type="float" office:value="68">
            <text:p>68</text:p>
          </table:table-cell>
          <table:table-cell office:value-type="string">
            <text:p>Ohm</text:p>
          </table:table-cell>
          <table:table-cell office:value-type="string">
            <text:p>Resistor between Emitter and Ground</text:p>
          </table:table-cell>
          <table:table-cell table:number-columns-repeated="3"/>
          <table:table-cell table:style-name="ce3" office:value-type="float" office:value="47">
            <text:p>47</text:p>
          </table:table-cell>
        </table:table-row>
        <table:table-row table:style-name="ro1">
          <table:table-cell/>
          <table:table-cell office:value-type="string">
            <text:p>Vre</text:p>
          </table:table-cell>
          <table:table-cell table:formula="of:=[.C7]*[.C6]" office:value-type="float" office:value="1.36">
            <text:p>1.36</text:p>
          </table:table-cell>
          <table:table-cell office:value-type="string">
            <text:p>V</text:p>
          </table:table-cell>
          <table:table-cell office:value-type="string">
            <text:p>Voltage over Re</text:p>
          </table:table-cell>
          <table:table-cell table:number-columns-repeated="3"/>
          <table:table-cell table:style-name="ce2" table:formula="of:=([.C5]*[.I11]/([.I11]+[.I10]))-0.7" office:value-type="float" office:value="0.902739726027397">
            <text:p>0.90273972602739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R1</text:p>
          </table:table-cell>
          <table:table-cell table:formula="of:=([.C11]*[.C5]/([.C8] + 0.7))-[.C11]" office:value-type="float" office:value="11117.4757281553">
            <text:p>11117.4757281553</text:p>
          </table:table-cell>
          <table:table-cell office:value-type="string">
            <text:p>Ohm</text:p>
          </table:table-cell>
          <table:table-cell office:value-type="string">
            <text:p>Voltage divider top</text:p>
          </table:table-cell>
          <table:table-cell table:number-columns-repeated="3"/>
          <table:table-cell office:value-type="float" office:value="18000">
            <text:p>18000</text:p>
          </table:table-cell>
        </table:table-row>
        <table:table-row table:style-name="ro1">
          <table:table-cell/>
          <table:table-cell office:value-type="string">
            <text:p>R2</text:p>
          </table:table-cell>
          <table:table-cell office:value-type="float" office:value="3300">
            <text:p>3300</text:p>
          </table:table-cell>
          <table:table-cell office:value-type="string">
            <text:p>Ohm</text:p>
          </table:table-cell>
          <table:table-cell office:value-type="string">
            <text:p>Voltage divider bottom</text:p>
          </table:table-cell>
          <table:table-cell table:number-columns-repeated="3"/>
          <table:table-cell office:value-type="float" office:value="3900">
            <text:p>39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7">06/07/2012</text:date>, <text:time>13:15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06T17:26:03</meta:creation-date>
    <dc:date>2012-06-07T13:15:20</dc:date>
    <meta:editing-duration>PT01H47M07S</meta:editing-duration>
    <meta:editing-cycles>6</meta:editing-cycles>
    <meta:generator>OpenOffice.org/3.2$Linux OpenOffice.org_project/320m12$Build-9483</meta:generator>
    <meta:document-statistic meta:table-count="3" meta:cell-count="29" meta:object-count="0"/>
  </office:meta>
</office:document-meta>
</file>